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c6ea" officeooo:paragraph-rsid="0003c6ea"/>
    </style:style>
    <style:style style:name="P2" style:family="paragraph" style:parent-style-name="Standard">
      <style:text-properties officeooo:rsid="0005bc39" officeooo:paragraph-rsid="0005bc39"/>
    </style:style>
    <style:style style:name="P3" style:family="paragraph" style:parent-style-name="Standard">
      <style:text-properties officeooo:rsid="000b8afd" officeooo:paragraph-rsid="000b8afd"/>
    </style:style>
    <style:style style:name="P4" style:family="paragraph" style:parent-style-name="Standard">
      <style:text-properties officeooo:rsid="00120185" officeooo:paragraph-rsid="00120185"/>
    </style:style>
    <style:style style:name="T1" style:family="text">
      <style:text-properties officeooo:rsid="0005bc39"/>
    </style:style>
    <style:style style:name="T2" style:family="text">
      <style:text-properties officeooo:rsid="001007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trum Analyzer Information <text:s text:c="2"/>3 June 2018</text:p>
      <text:p text:style-name="P1"/>
      <text:p text:style-name="P1">1) General Information/<text:span text:style-name="T1">Specifications</text:span></text:p>
      <text:p text:style-name="P1">2) Stage by stage analysis</text:p>
      <text:p text:style-name="P1">3) Cascade Calculations</text:p>
      <text:p text:style-name="P1">4) Control and I/O information</text:p>
      <text:p text:style-name="P1">4) DC Power Requirements</text:p>
      <text:p text:style-name="P1"/>
      <text:p text:style-name="P1">1) General:</text:p>
      <text:p text:style-name="P1"/>
      <text:p text:style-name="P2">This Spectrum Analyzer is designed to cover the range from LF ~ 10 KHz to 3.0 GHz.</text:p>
      <text:p text:style-name="P2">Input Impedance ~ 50 ohms</text:p>
      <text:p text:style-name="P2">Control and Data Acquisition via a simple interface with Arduino or other low-cost single board microcontroller. The microcontroller such as Arduino provides the USB interface for a PC or Laptop control and display. <text:span text:style-name="T2">DC power is provided separately, not through the microcontroller. RF input is via board-mounted SMA connectors.</text:span></text:p>
      <text:p text:style-name="P2"/>
      <text:p text:style-name="P2"/>
      <text:p text:style-name="P2"><text:s/></text:p>
      <text:p text:style-name="P3">2) Stage by Stage Analysis:</text:p>
      <text:p text:style-name="P4">a) Front End</text:p>
      <text:p text:style-name="P4">b) First IF : 3500 MHz</text:p>
      <text:p text:style-name="P4">c) Second IF’s: 315/45 MHz</text:p>
      <text:p text:style-name="P4">d) Log Amp Detectors</text:p>
      <text:p text:style-name="P4">e) Synthesizers</text:p>
      <text:p text:style-name="P4"/>
      <text:p text:style-name="P4"/>
      <text:p text:style-name="P4">3) Cascade Calculations</text:p>
      <text:p text:style-name="P4"/>
      <text:p text:style-name="P4">4) Control and Data Acquistion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08:11:32.665106459</meta:creation-date>
    <dc:date>2018-06-03T09:22:41.229322806</dc:date>
    <meta:editing-duration>PT49M3S</meta:editing-duration>
    <meta:editing-cycles>8</meta:editing-cycles>
    <meta:generator>LibreOffice/5.4.3.2$Linux_x86 LibreOffice_project/92a7159f7e4af62137622921e809f8546db437e5</meta:generator>
    <meta:document-statistic meta:table-count="0" meta:image-count="0" meta:object-count="0" meta:page-count="1" meta:paragraph-count="19" meta:word-count="132" meta:character-count="805" meta:non-whitespace-character-count="688"/>
  </office:meta>
</office:document-meta>
</file>